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erriweather" svg:font-family="Merriweather" style:font-family-generic="system"/>
    <style:font-face style:name="Open Sans" svg:font-family="Open Sans" style:font-family-generic="system"/>
    <style:font-face style:name="Trebuchet MS" svg:font-family="Trebuchet MS" style:font-family-generic="system" svg:panose-1="2 11 6 3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fo:line-height="100%" style:page-number="1"/>
      <style:text-properties fo:font-size="6pt" style:font-size-asian="6pt" style:font-size-complex="6pt"/>
    </style:style>
    <style:style style:name="TableColumn3" style:family="table-column">
      <style:table-column-properties style:column-width="4.9791in" style:use-optimal-column-width="false"/>
    </style:style>
    <style:style style:name="TableColumn4" style:family="table-column">
      <style:table-column-properties style:column-width="2.2916in" style:use-optimal-column-width="false"/>
    </style:style>
    <style:style style:name="Table2" style:family="table">
      <style:table-properties style:width="7.2708in" fo:margin-left="0.1in" table:align="left"/>
    </style:style>
    <style:style style:name="TableRow5" style:family="table-row">
      <style:table-row-properties style:min-row-height="1.1111in" style:use-optimal-row-height="false"/>
    </style:style>
    <style:style style:name="TableCell6" style:family="table-cell">
      <style:table-cell-properties fo:border="none" style:writing-mode="lr-tb" fo:padding-top="0.1in" fo:padding-left="0.1in" fo:padding-bottom="0.1in" fo:padding-right="0.1in"/>
    </style:style>
    <style:style style:name="TableCell7" style:family="table-cell">
      <style:table-cell-properties fo:border="none" style:writing-mode="lr-tb" fo:padding-top="0.1in" fo:padding-left="0.1in" fo:padding-bottom="0.1in" fo:padding-right="0.1in"/>
    </style:style>
    <style:style style:name="P8" style:parent-style-name="Normal" style:family="paragraph">
      <style:paragraph-properties fo:margin-top="0in" fo:line-height="115%"/>
      <style:text-properties style:font-name="Open Sans" style:font-name-asian="Open Sans" style:font-name-complex="Open Sans" fo:color="#000000"/>
    </style:style>
    <style:style style:name="P9" style:parent-style-name="Normal" style:family="paragraph">
      <style:paragraph-properties fo:margin-top="0in" fo:line-height="115%"/>
      <style:text-properties style:font-name="Open Sans" style:font-name-asian="Open Sans" style:font-name-complex="Open Sans" fo:color="#000000"/>
    </style:style>
    <style:style style:name="P10" style:parent-style-name="Normal" style:family="paragraph">
      <style:paragraph-properties fo:margin-top="0in" fo:line-height="115%"/>
      <style:text-properties style:font-name="Open Sans" style:font-name-asian="Open Sans" style:font-name-complex="Open Sans" fo:font-weight="bold" style:font-weight-asian="bold" fo:color="#000000"/>
    </style:style>
    <style:style style:name="P11" style:parent-style-name="Normal" style:family="paragraph">
      <style:paragraph-properties fo:margin-top="0in" fo:line-height="115%"/>
      <style:text-properties style:font-name="Open Sans" style:font-name-asian="Open Sans" style:font-name-complex="Open Sans" fo:font-weight="bold" style:font-weight-asian="bold" fo:color="#000000"/>
    </style:style>
    <style:style style:name="TableRow12" style:family="table-row">
      <style:table-row-properties style:min-row-height="8.1666in" style:use-optimal-row-height="false"/>
    </style:style>
    <style:style style:name="TableCell13" style:family="table-cell">
      <style:table-cell-properties fo:border="none" style:writing-mode="lr-tb" fo:padding-top="0.1in" fo:padding-left="0.1in" fo:padding-bottom="0.1in" fo:padding-right="0.1in"/>
    </style:style>
    <style:style style:name="T14" style:parent-style-name="DefaultParagraphFont" style:family="text">
      <style:text-properties fo:font-weight="normal" style:font-weight-asian="normal"/>
    </style:style>
    <style:style style:name="T15" style:parent-style-name="DefaultParagraphFont" style:family="text">
      <style:text-properties fo:font-weight="normal" style:font-weight-asian="normal"/>
    </style:style>
    <style:style style:name="T16" style:parent-style-name="DefaultParagraphFont" style:family="text">
      <style:text-properties fo:font-weight="normal" style:font-weight-asian="normal" fo:font-style="italic" style:font-style-asian="italic"/>
    </style:style>
    <style:style style:name="T17" style:parent-style-name="DefaultParagraphFont" style:family="text">
      <style:text-properties fo:font-weight="normal" style:font-weight-asian="normal"/>
    </style:style>
    <style:style style:name="T18" style:parent-style-name="DefaultParagraphFont" style:family="text">
      <style:text-properties fo:font-weight="normal" style:font-weight-asian="normal"/>
    </style:style>
    <style:style style:name="T19" style:parent-style-name="DefaultParagraphFont" style:family="text">
      <style:text-properties fo:font-weight="normal" style:font-weight-asian="normal" fo:font-style="italic" style:font-style-asian="italic"/>
    </style:style>
    <style:style style:name="T20" style:parent-style-name="DefaultParagraphFont" style:family="text">
      <style:text-properties fo:font-weight="normal" style:font-weight-asian="normal"/>
    </style:style>
    <style:style style:name="T21" style:parent-style-name="DefaultParagraphFont" style:family="text">
      <style:text-properties fo:font-weight="normal" style:font-weight-asian="normal"/>
    </style:style>
    <style:style style:name="T22" style:parent-style-name="DefaultParagraphFont" style:family="text">
      <style:text-properties fo:font-weight="normal" style:font-weight-asian="normal" fo:font-style="italic" style:font-style-asian="italic"/>
    </style:style>
    <style:style style:name="T23" style:parent-style-name="DefaultParagraphFont" style:family="text">
      <style:text-properties fo:font-weight="normal" style:font-weight-asian="normal"/>
    </style:style>
    <style:style style:name="T24" style:parent-style-name="DefaultParagraphFont" style:family="text">
      <style:text-properties fo:font-weight="normal" style:font-weight-asian="normal" fo:font-style="italic" style:font-style-asian="italic"/>
    </style:style>
    <style:style style:name="T25" style:parent-style-name="DefaultParagraphFont" style:family="text">
      <style:text-properties fo:font-weight="normal" style:font-weight-asian="normal"/>
    </style:style>
    <style:style style:name="T26" style:parent-style-name="DefaultParagraphFont" style:family="text">
      <style:text-properties fo:font-weight="normal" style:font-weight-asian="normal" fo:font-style="italic" style:font-style-asian="italic"/>
    </style:style>
    <style:style style:name="T27" style:parent-style-name="DefaultParagraphFont" style:family="text">
      <style:text-properties fo:font-weight="normal" style:font-weight-asian="normal"/>
    </style:style>
    <style:style style:name="T28" style:parent-style-name="DefaultParagraphFont" style:family="text">
      <style:text-properties fo:font-weight="normal" style:font-weight-asian="normal" fo:font-style="italic" style:font-style-asian="italic"/>
    </style:style>
    <style:style style:name="TableCell29" style:family="table-cell">
      <style:table-cell-properties fo:border="none" style:writing-mode="lr-tb" fo:padding-top="0.1in" fo:padding-left="0.1in" fo:padding-bottom="0.1in" fo:padding-right="0.1in"/>
    </style:style>
    <style:style style:name="P30" style:parent-style-name="Normal" style:family="paragraph">
      <style:paragraph-properties fo:margin-top="0.2222in" fo:margin-left="0in" fo:text-indent="0in">
        <style:tab-stops/>
      </style:paragraph-properties>
    </style:style>
    <style:style style:name="P31" style:parent-style-name="Normal" style:family="paragraph">
      <style:paragraph-properties fo:margin-left="0in" fo:text-indent="0in">
        <style:tab-stops/>
      </style:paragraph-properties>
    </style:style>
    <style:style style:name="P32" style:parent-style-name="Normal" style:family="paragraph">
      <style:paragraph-properties fo:margin-left="0in" fo:text-indent="0in">
        <style:tab-stops/>
      </style:paragraph-properties>
    </style:style>
    <style:style style:name="P33" style:parent-style-name="Normal" style:family="paragraph">
      <style:paragraph-properties fo:margin-left="0in" fo:text-indent="0in">
        <style:tab-stops/>
      </style:paragraph-properties>
    </style:style>
    <style:style style:name="P34" style:parent-style-name="Normal" style:family="paragraph">
      <style:paragraph-properties fo:margin-top="0.2222in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Normal" style:family="paragraph">
      <style:paragraph-properties fo:margin-top="0.2222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itle"><text:bookmark-start text:name="_x8fm1uorkbaw"/><text:bookmark-end text:name="_x8fm1uorkbaw"/>Toran Sahu</text:p>
            <text:p text:style-name="Subtitle"><text:bookmark-start text:name="_ymi089liagec"/><text:bookmark-end text:name="_ymi089liagec"/>Lorem ipsum dolor sit amet, consectetuer adipiscing elit</text:p>
          </table:table-cell>
          <table:table-cell table:style-name="TableCell7">
            <text:p text:style-name="P8">123 Your Street</text:p>
            <text:p text:style-name="P9">Your City, ST 12345</text:p>
            <text:p text:style-name="P10">(123) 456-7890</text:p>
            <text:p text:style-name="P11">no_reply@example.com</text:p>
          </table:table-cell>
        </table:table-row>
        <table:table-row table:style-name="TableRow12">
          <table:table-cell table:style-name="TableCell13">
            <text:h text:style-name="Heading1" text:outline-level="1"><text:bookmark-start text:name="_y7d3xdxnr44m"/><text:bookmark-end text:name="_y7d3xdxnr44m"/>EXPERIENCE</text:h>
            <text:h text:style-name="Heading2" text:outline-level="2"><text:bookmark-start text:name="_rfgvkg2ifhfd"/><text:bookmark-end text:name="_rfgvkg2ifhfd"/>Company,<text:s/><text:span text:style-name="T14">Location</text:span><text:span text:style-name="T15"><text:s/>—<text:s/></text:span><text:span text:style-name="T16">Job Title</text:span></text:h>
            <text:h text:style-name="Heading3" text:outline-level="3"><text:bookmark-start text:name="_n64fgzu3lwuy"/><text:bookmark-end text:name="_n64fgzu3lwuy"/>MONTH 20XX - PRESENT</text:h>
            <text:p text:style-name="Normal">Lorem ipsum dolor sit amet, consectetuer adipiscing elit, sed diam nonummy nibh.</text:p>
            <text:h text:style-name="Heading2" text:outline-level="2"><text:bookmark-start text:name="_wj0puh61kxsr"/><text:bookmark-end text:name="_wj0puh61kxsr"/>Company,<text:s/><text:span text:style-name="T17">Location</text:span><text:span text:style-name="T18"><text:s/>—<text:s/></text:span><text:span text:style-name="T19">Job Title</text:span></text:h>
            <text:h text:style-name="Heading3" text:outline-level="3"><text:bookmark-start text:name="_8hk593fs3sag"/><text:bookmark-end text:name="_8hk593fs3sag"/>MONTH 20XX - MONTH 20XX</text:h>
            <text:p text:style-name="Normal">Lorem ipsum dolor sit amet, consectetuer adipiscing elit, sed diam nonummy nibh.</text:p>
            <text:h text:style-name="Heading2" text:outline-level="2"><text:bookmark-start text:name="_1hxcpsc1hco2"/><text:bookmark-end text:name="_1hxcpsc1hco2"/>Company,<text:s/><text:span text:style-name="T20">Location</text:span><text:s/><text:span text:style-name="T21">—<text:s/></text:span><text:span text:style-name="T22">Job Title</text:span></text:h>
            <text:h text:style-name="Heading3" text:outline-level="3"><text:bookmark-start text:name="_ybypdmed418m"/><text:bookmark-end text:name="_ybypdmed418m"/>MONTH 20XX<text:s/>- MONTH 20XX</text:h>
            <text:p text:style-name="Normal">Lorem ipsum dolor sit amet, consectetuer adipiscing elit, sed diam nonummy nibh.</text:p>
            <text:h text:style-name="Heading1" text:outline-level="1"><text:bookmark-start text:name="_yk8luflkpwij"/><text:bookmark-end text:name="_yk8luflkpwij"/>EDUCATION</text:h>
            <text:h text:style-name="Heading2" text:outline-level="2"><text:bookmark-start text:name="_6wymnhinx9q5"/><text:bookmark-end text:name="_6wymnhinx9q5"/>School Name,<text:s/><text:span text:style-name="T23">Location —<text:s/></text:span><text:span text:style-name="T24">Degree</text:span></text:h>
            <text:h text:style-name="Heading3" text:outline-level="3"><text:bookmark-start text:name="_7vtcyzeczjot"/><text:bookmark-end text:name="_7vtcyzeczjot"/>MONTH 20XX - MONTH 20XX</text:h>
            <text:p text:style-name="Normal">Lorem ipsum dolor sit amet, consectetuer adipiscing elit, sed diam nonummy nibh euismod tincidunt ut laoreet dolore.</text:p>
            <text:h text:style-name="Heading2" text:outline-level="2"><text:bookmark-start text:name="_czfiadnsgnzp"/><text:bookmark-end text:name="_czfiadnsgnzp"/>School Name,<text:s/><text:span text:style-name="T25">Location —<text:s/></text:span><text:span text:style-name="T26">Degree</text:span></text:h>
            <text:h text:style-name="Heading3" text:outline-level="3"><text:bookmark-start text:name="_miiyt1y6sl7g"/><text:bookmark-end text:name="_miiyt1y6sl7g"/>MONTH 20XX - MONTH 20XX</text:h>
            <text:p text:style-name="Normal">Lorem ipsum dolor sit amet, consectetuer adipiscing elit, sed diam.</text:p>
            <text:h text:style-name="Heading1" text:outline-level="1"><text:bookmark-start text:name="_jhv78pp9wtzd"/><text:bookmark-end text:name="_jhv78pp9wtzd"/>PROJECTS</text:h>
            <text:h text:style-name="Heading2" text:outline-level="2"><text:bookmark-start text:name="_vm051rmyhoww"/><text:bookmark-end text:name="_vm051rmyhoww"/>Project<text:s/>Name<text:s/><text:span text:style-name="T27">—<text:s/></text:span><text:span text:style-name="T28">Detail</text:span></text:h>
            <text:p text:style-name="Normal">Lorem ipsum dolor sit amet, consectetuer adipiscing elit.</text:p>
          </table:table-cell>
          <table:table-cell table:style-name="TableCell29">
            <text:h text:style-name="Heading1" text:outline-level="1"><text:bookmark-start text:name="_ca0awj8022e2"/><text:bookmark-end text:name="_ca0awj8022e2"/>SKILLS</text:h>
            <text:list text:style-name="LFO2" text:continue-numbering="true">
              <text:list-item>
                <text:p text:style-name="P30">Lorem ipsum dolor sit amet.</text:p>
              </text:list-item>
              <text:list-item>
                <text:p text:style-name="P31">Consectetuer adipiscing elit.</text:p>
              </text:list-item>
            </text:list>
            <text:list text:style-name="LFO1" text:continue-numbering="true">
              <text:list-item>
                <text:p text:style-name="P32">Sed diam nonummy nibh euismod tincidunt.</text:p>
              </text:list-item>
            </text:list>
            <text:list text:style-name="LFO2" text:continue-numbering="true">
              <text:list-item>
                <text:p text:style-name="P33">L​​​‌​aoreet dolore magna aliquam erat volutpat.</text:p>
              </text:list-item>
            </text:list>
            <text:h text:style-name="Heading1" text:outline-level="1"><text:bookmark-start text:name="_tuxh7mwdaxox"/><text:bookmark-end text:name="_tuxh7mwdaxox"/>AWARDS</text:h>
            <text:p text:style-name="P34"><text:span text:style-name="T35">Lorem ipsum</text:span><text:s/><text:span text:style-name="T36">dolor sit</text:span><text:s/>amet Consectetuer adipiscing elit, Sed diam nonummy</text:p>
            <text:p text:style-name="Normal"><text:span text:style-name="T37">Nibh euismod tincidunt</text:span><text:s/>ut laoreet dolore magna aliquam erat volutpat.</text:p>
            <text:p text:style-name="Normal"><text:span text:style-name="T38">Lorem ipsum dolor sit</text:span><text:s/>amet Consectetuer adipiscing elit, Sed diam nonummy</text:p>
            <text:p text:style-name="Normal"><text:span text:style-name="T39">Nibh euismod tincidunt</text:span><text:s/>ut laoreet dolore magna aliquam erat<text:s/>volutpat.</text:p>
            <text:h text:style-name="Heading1" text:outline-level="1"><text:bookmark-start text:name="_cxxkes25b26"/><text:bookmark-end text:name="_cxxkes25b26"/>LANGUAGES</text:h>
            <text:p text:style-name="P40">Lorem ipsum, Dolor sit amet, Consectetuer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erriweather" svg:font-family="Merriweather" style:font-family-generic="system"/>
    <style:font-face style:name="Open Sans" svg:font-family="Open Sans" style:font-family-generic="system"/>
    <style:font-face style:name="Trebuchet MS" svg:font-family="Trebuchet MS" style:font-family-generic="system" svg:panose-1="2 11 6 3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0in solid #FFFFFF" fo:padding="0.4305in" style:shadow="#000000 0in 0in" style:line-break="strict" style:punctuation-wrap="hanging" style:text-autospace="ideograph-alpha" style:snap-to-layout-grid="true" fo:text-align="start" style:writing-mode="lr-tb" fo:margin-top="0.0833in" fo:line-height="130%" fo:margin-right="0.2083in" fo:background-color="transparent" style:tab-stop-distance="0.5in"/>
      <style:text-properties style:font-name="Merriweather" style:font-name-asian="Merriweather" style:font-name-complex="Merriweathe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666666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4166in" fo:line-height="100%"/>
      <style:text-properties style:font-name="Open Sans" style:font-name-asian="Open Sans" style:font-name-complex="Open Sans" fo:font-weight="bold" style:font-weight-asian="bold" fo:color="#2079C7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222in" fo:line-height="100%"/>
      <style:text-properties fo:font-weight="bold" style:font-weight-asian="bold" fo:color="#000000" fo:font-size="11pt" style:font-size-asian="11pt" style:font-size-complex="11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694in" fo:margin-bottom="0.0694in" fo:line-height="100%"/>
      <style:text-properties style:font-name="Open Sans" style:font-name-asian="Open Sans" style:font-name-complex="Open Sans" fo:font-size="8pt" style:font-size-asian="8pt" style:font-size-complex="8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top="0in" fo:margin-bottom="0.0833in" fo:line-height="100%"/>
      <style:text-properties fo:font-weight="bold" style:font-weight-asian="bold" fo:color="#000000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margin-top="0in" fo:line-height="115%"/>
      <style:text-properties style:font-name="Open Sans" style:font-name-asian="Open Sans" style:font-name-complex="Open Sans" fo:color="#00000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0.4in" fo:margin-left="0.5993in" fo:margin-bottom="0.5993in" fo:margin-right="0.5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ran Sahu</meta:initial-creator>
    <dc:creator>Toran Sahu</dc:creator>
    <meta:creation-date>2017-08-08T06:50:00Z</meta:creation-date>
    <dc:date>2017-08-08T11:07:00Z</dc:date>
    <meta:template xlink:href="Normal.dotm" xlink:type="simple"/>
    <meta:editing-cycles>4</meta:editing-cycles>
    <meta:editing-duration>PT15480S</meta:editing-duration>
    <meta:document-statistic meta:page-count="1" meta:paragraph-count="2" meta:word-count="216" meta:character-count="1451" meta:row-count="10" meta:non-whitespace-character-count="1237"/>
  </office:meta>
</office:document-meta>
</file>